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sentationTextDescriptor.PresentationTextDescriptor( int width , int height , int widthRes , int height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sentationTextDescriptor.writeTo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